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468" calcext:value-type="float">
            <text:p>468</text:p>
          </table:table-cell>
          <table:table-cell table:formula="of:=IF([.A1]=468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2]=468;1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3]=468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4]=468;1;0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5]=468;1;0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342" calcext:value-type="float">
            <text:p>1034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6]=468;1;0)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2529" calcext:value-type="float">
            <text:p>125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7]=468;1;0)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4716" calcext:value-type="float">
            <text:p>147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8]=468;1;0)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6903" calcext:value-type="float">
            <text:p>169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9]=468;1;0)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9090" calcext:value-type="float">
            <text:p>1909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10]=468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11]=468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[.A12]=468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[.A13]=468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14]=468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[.A15]=468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[.A16]=468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[.A17]=468;1;0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18]=468;1;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19]=468;1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[.A20]=468;1;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21]=468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22]=468;1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[.A23]=468;1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[.A24]=468;1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25]=468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26]=468;1;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27]=468;1;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[.A28]=468;1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[.A29]=468;1;0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[.A30]=468;1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[.A31]=468;1;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[.A32]=468;1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[.A33]=468;1;0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34]=468;1;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102" calcext:value-type="float">
            <text:p>81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[.A35]=468;1;0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105" calcext:value-type="float">
            <text:p>81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36]=468;1;0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37]=468;1;0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129" calcext:value-type="float">
            <text:p>812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[.A38]=468;1;0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[.A39]=468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135" calcext:value-type="float">
            <text:p>81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[.A40]=468;1;0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[.A41]=468;1;0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[.A42]=468;1;0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[.A43]=468;1;0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44]=468;1;0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45]=468;1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345" calcext:value-type="float">
            <text:p>83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[.A46]=468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[.A47]=468;1;0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48]=468;1;0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372" calcext:value-type="float">
            <text:p>83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[.A49]=468;1;0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[.A50]=468;1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[.A51]=468;1;0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398" calcext:value-type="float">
            <text:p>839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[.A52]=468;1;0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[.A53]=468;1;0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54]=468;1;0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55]=468;1;0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56]=468;1;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405" calcext:value-type="float">
            <text:p>840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57]=468;1;0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588" calcext:value-type="float">
            <text:p>858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[.A58]=468;1;0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[.A59]=468;1;0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594" calcext:value-type="float">
            <text:p>859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[.A60]=468;1;0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615" calcext:value-type="float">
            <text:p>86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[.A61]=468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62]=468;1;0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63]=468;1;0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64]=468;1;0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642" calcext:value-type="float">
            <text:p>864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[.A65]=468;1;0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44" calcext:value-type="float">
            <text:p>86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66]=468;1;0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645" calcext:value-type="float">
            <text:p>864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[.A67]=468;1;0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68]=468;1;0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48" calcext:value-type="float">
            <text:p>864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69]=468;1;0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289" calcext:value-type="float">
            <text:p>1028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[.A70]=468;1;0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[.A71]=468;1;0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313" calcext:value-type="float">
            <text:p>103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72]=468;1;0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[.A73]=468;1;0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[.A74]=468;1;0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[.A75]=468;1;0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343" calcext:value-type="float">
            <text:p>1034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[.A76]=468;1;0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[.A77]=468;1;0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346" calcext:value-type="float">
            <text:p>1034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[.A78]=468;1;0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348" calcext:value-type="float">
            <text:p>1034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[.A79]=468;1;0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367" calcext:value-type="float">
            <text:p>1036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80]=468;1;0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532" calcext:value-type="float">
            <text:p>1053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[.A81]=468;1;0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535" calcext:value-type="float">
            <text:p>1053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82]=468;1;0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556" calcext:value-type="float">
            <text:p>1055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83]=468;1;0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[.A84]=468;1;0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562" calcext:value-type="float">
            <text:p>105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85]=468;1;0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[.A86]=468;1;0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F([.A87]=468;1;0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586" calcext:value-type="float">
            <text:p>1058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[.A88]=468;1;0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[.A89]=468;1;0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589" calcext:value-type="float">
            <text:p>1058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[.A90]=468;1;0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91]=468;1;0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610" calcext:value-type="float">
            <text:p>106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[.A92]=468;1;0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775" calcext:value-type="float">
            <text:p>107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[.A93]=468;1;0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778" calcext:value-type="float">
            <text:p>1077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[.A94]=468;1;0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799" calcext:value-type="float">
            <text:p>1079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[.A95]=468;1;0)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802" calcext:value-type="float">
            <text:p>1080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[.A96]=468;1;0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805" calcext:value-type="float">
            <text:p>108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97]=468;1;0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826" calcext:value-type="float">
            <text:p>108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F([.A98]=468;1;0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828" calcext:value-type="float">
            <text:p>108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[.A99]=468;1;0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829" calcext:value-type="float">
            <text:p>108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[.A100]=468;1;0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[.A101]=468;1;0)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102]=468;1;0)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103]=468;1;0)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853" calcext:value-type="float">
            <text:p>1085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[.A104]=468;1;0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476" calcext:value-type="float">
            <text:p>1247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[.A105]=468;1;0)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2479" calcext:value-type="float">
            <text:p>1247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[.A106]=468;1;0)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[.A107]=468;1;0)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2503" calcext:value-type="float">
            <text:p>125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F([.A108]=468;1;0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06" calcext:value-type="float">
            <text:p>125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109]=468;1;0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527" calcext:value-type="float">
            <text:p>125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[.A110]=468;1;0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[.A111]=468;1;0)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2532" calcext:value-type="float">
            <text:p>1253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[.A112]=468;1;0)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2533" calcext:value-type="float">
            <text:p>125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[.A113]=468;1;0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535" calcext:value-type="float">
            <text:p>125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[.A114]=468;1;0)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554" calcext:value-type="float">
            <text:p>1255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[.A115]=468;1;0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719" calcext:value-type="float">
            <text:p>127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116]=468;1;0)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117]=468;1;0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F([.A118]=468;1;0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746" calcext:value-type="float">
            <text:p>1274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119]=468;1;0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49" calcext:value-type="float">
            <text:p>127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120]=468;1;0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770" calcext:value-type="float">
            <text:p>1277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[.A121]=468;1;0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772" calcext:value-type="float">
            <text:p>1277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[.A122]=468;1;0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2773" calcext:value-type="float">
            <text:p>127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[.A123]=468;1;0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775" calcext:value-type="float">
            <text:p>127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124]=468;1;0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776" calcext:value-type="float">
            <text:p>1277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125]=468;1;0)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778" calcext:value-type="float">
            <text:p>1277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126]=468;1;0)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797" calcext:value-type="float">
            <text:p>1279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[.A127]=468;1;0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962" calcext:value-type="float">
            <text:p>1296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[.A128]=468;1;0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965" calcext:value-type="float">
            <text:p>1296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[.A129]=468;1;0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986" calcext:value-type="float">
            <text:p>1298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IF([.A130]=468;1;0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989" calcext:value-type="float">
            <text:p>1298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[.A131]=468;1;0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992" calcext:value-type="float">
            <text:p>1299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132]=468;1;0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013" calcext:value-type="float">
            <text:p>130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F([.A133]=468;1;0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3015" calcext:value-type="float">
            <text:p>130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134]=468;1;0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016" calcext:value-type="float">
            <text:p>130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IF([.A135]=468;1;0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[.A136]=468;1;0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019" calcext:value-type="float">
            <text:p>1301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137]=468;1;0)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3021" calcext:value-type="float">
            <text:p>1302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138]=468;1;0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040" calcext:value-type="float">
            <text:p>1304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139]=468;1;0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719" calcext:value-type="float">
            <text:p>1471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[.A140]=468;1;0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4722" calcext:value-type="float">
            <text:p>147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[.A141]=468;1;0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959" calcext:value-type="float">
            <text:p>1495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142]=468;1;0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962" calcext:value-type="float">
            <text:p>149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[.A143]=468;1;0)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4965" calcext:value-type="float">
            <text:p>1496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[.A144]=468;1;0)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5202" calcext:value-type="float">
            <text:p>152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145]=468;1;0)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5205" calcext:value-type="float">
            <text:p>1520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146]=468;1;0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5208" calcext:value-type="float">
            <text:p>1520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147]=468;1;0)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6906" calcext:value-type="float">
            <text:p>169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148]=468;1;0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909" calcext:value-type="float">
            <text:p>1690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[.A149]=468;1;0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7146" calcext:value-type="float">
            <text:p>1714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150]=468;1;0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7149" calcext:value-type="float">
            <text:p>171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[.A151]=468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152" calcext:value-type="float">
            <text:p>1715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[.A152]=468;1;0)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7389" calcext:value-type="float">
            <text:p>1738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[.A153]=468;1;0)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7392" calcext:value-type="float">
            <text:p>1739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[.A154]=468;1;0)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7395" calcext:value-type="float">
            <text:p>1739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[.A155]=468;1;0)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9093" calcext:value-type="float">
            <text:p>1909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[.A156]=468;1;0)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9096" calcext:value-type="float">
            <text:p>1909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157]=468;1;0)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333" calcext:value-type="float">
            <text:p>1933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158]=468;1;0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9336" calcext:value-type="float">
            <text:p>1933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F([.A159]=468;1;0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339" calcext:value-type="float">
            <text:p>1933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F([.A160]=468;1;0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9576" calcext:value-type="float">
            <text:p>1957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F([.A161]=468;1;0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9579" calcext:value-type="float">
            <text:p>1957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[.A162]=468;1;0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9582" calcext:value-type="float">
            <text:p>195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[.A163]=468;1;0)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1224" calcext:value-type="float">
            <text:p>212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[.A164]=468;1;0)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227" calcext:value-type="float">
            <text:p>2122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165]=468;1;0)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1248" calcext:value-type="float">
            <text:p>212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[.A166]=468;1;0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167]=468;1;0)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1277" calcext:value-type="float">
            <text:p>212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[.A168]=468;1;0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1278" calcext:value-type="float">
            <text:p>212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[.A169]=468;1;0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1279" calcext:value-type="float">
            <text:p>212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[.A170]=468;1;0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1280" calcext:value-type="float">
            <text:p>2128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[.A171]=468;1;0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1281" calcext:value-type="float">
            <text:p>212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172]=468;1;0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1282" calcext:value-type="float">
            <text:p>2128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[.A173]=468;1;0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283" calcext:value-type="float">
            <text:p>2128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[.A174]=468;1;0)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1302" calcext:value-type="float">
            <text:p>2130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[.A175]=468;1;0)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1710" calcext:value-type="float">
            <text:p>217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F([.A176]=468;1;0)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1713" calcext:value-type="float">
            <text:p>217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[.A177]=468;1;0)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1734" calcext:value-type="float">
            <text:p>217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[.A178]=468;1;0)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1762" calcext:value-type="float">
            <text:p>2176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179]=468;1;0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1763" calcext:value-type="float">
            <text:p>2176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[.A180]=468;1;0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1764" calcext:value-type="float">
            <text:p>2176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181]=468;1;0)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1765" calcext:value-type="float">
            <text:p>217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182]=468;1;0)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1766" calcext:value-type="float">
            <text:p>2176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183]=468;1;0)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1767" calcext:value-type="float">
            <text:p>217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184]=468;1;0)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1768" calcext:value-type="float">
            <text:p>2176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[.A185]=468;1;0)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1769" calcext:value-type="float">
            <text:p>2176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186]=468;1;0)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1788" calcext:value-type="float">
            <text:p>2178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[.A187]=468;1;0)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3411" calcext:value-type="float">
            <text:p>234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[.A188]=468;1;0)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3414" calcext:value-type="float">
            <text:p>234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[.A189]=468;1;0)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3435" calcext:value-type="float">
            <text:p>2343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[.A190]=468;1;0)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3463" calcext:value-type="float">
            <text:p>2346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191]=468;1;0)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3464" calcext:value-type="float">
            <text:p>234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[.A192]=468;1;0)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3465" calcext:value-type="float">
            <text:p>234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[.A193]=468;1;0)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3466" calcext:value-type="float">
            <text:p>2346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[.A194]=468;1;0)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3467" calcext:value-type="float">
            <text:p>2346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[.A195]=468;1;0)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3468" calcext:value-type="float">
            <text:p>234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[.A196]=468;1;0)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3469" calcext:value-type="float">
            <text:p>2346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[.A197]=468;1;0)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3470" calcext:value-type="float">
            <text:p>2347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[.A198]=468;1;0)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3489" calcext:value-type="float">
            <text:p>2348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[.A199]=468;1;0)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3897" calcext:value-type="float">
            <text:p>2389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[.A200]=468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[.A201]=468;1;0)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921" calcext:value-type="float">
            <text:p>239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[.A202]=468;1;0)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3949" calcext:value-type="float">
            <text:p>2394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203]=468;1;0)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3950" calcext:value-type="float">
            <text:p>2395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204]=468;1;0)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3951" calcext:value-type="float">
            <text:p>239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205]=468;1;0)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3952" calcext:value-type="float">
            <text:p>2395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[.A206]=468;1;0)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3953" calcext:value-type="float">
            <text:p>2395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207]=468;1;0)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3954" calcext:value-type="float">
            <text:p>2395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[.A208]=468;1;0)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3955" calcext:value-type="float">
            <text:p>2395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[.A209]=468;1;0)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3956" calcext:value-type="float">
            <text:p>2395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[.A210]=468;1;0)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3975" calcext:value-type="float">
            <text:p>239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[.A211]=468;1;0)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5598" calcext:value-type="float">
            <text:p>255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[.A212]=468;1;0)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5601" calcext:value-type="float">
            <text:p>256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[.A213]=468;1;0)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5622" calcext:value-type="float">
            <text:p>256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[.A214]=468;1;0)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5650" calcext:value-type="float">
            <text:p>2565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[.A215]=468;1;0)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5651" calcext:value-type="float">
            <text:p>2565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[.A216]=468;1;0)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5652" calcext:value-type="float">
            <text:p>256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([.A217]=468;1;0)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5653" calcext:value-type="float">
            <text:p>256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[.A218]=468;1;0)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5654" calcext:value-type="float">
            <text:p>2565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[.A219]=468;1;0)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5655" calcext:value-type="float">
            <text:p>256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[.A220]=468;1;0)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5656" calcext:value-type="float">
            <text:p>256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[.A221]=468;1;0)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5657" calcext:value-type="float">
            <text:p>256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[.A222]=468;1;0)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5676" calcext:value-type="float">
            <text:p>2567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[.A223]=468;1;0)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6084" calcext:value-type="float">
            <text:p>2608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[.A224]=468;1;0)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6087" calcext:value-type="float">
            <text:p>2608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[.A225]=468;1;0)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6108" calcext:value-type="float">
            <text:p>261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226]=468;1;0)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6136" calcext:value-type="float">
            <text:p>2613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[.A227]=468;1;0)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6137" calcext:value-type="float">
            <text:p>261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228]=468;1;0)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6138" calcext:value-type="float">
            <text:p>261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229]=468;1;0)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6139" calcext:value-type="float">
            <text:p>2613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[.A230]=468;1;0)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6140" calcext:value-type="float">
            <text:p>2614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231]=468;1;0)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6141" calcext:value-type="float">
            <text:p>2614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232]=468;1;0)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6142" calcext:value-type="float">
            <text:p>261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[.A233]=468;1;0)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6143" calcext:value-type="float">
            <text:p>2614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[.A234]=468;1;0)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6162" calcext:value-type="float">
            <text:p>2616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[.A235]=468;1;0)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7785" calcext:value-type="float">
            <text:p>277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[.A236]=468;1;0)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7788" calcext:value-type="float">
            <text:p>2778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[.A237]=468;1;0)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7809" calcext:value-type="float">
            <text:p>278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[.A238]=468;1;0)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7837" calcext:value-type="float">
            <text:p>278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[.A239]=468;1;0)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7838" calcext:value-type="float">
            <text:p>278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[.A240]=468;1;0)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7839" calcext:value-type="float">
            <text:p>2783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[.A241]=468;1;0)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7840" calcext:value-type="float">
            <text:p>278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[.A242]=468;1;0)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7841" calcext:value-type="float">
            <text:p>2784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F([.A243]=468;1;0)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7842" calcext:value-type="float">
            <text:p>2784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[.A244]=468;1;0)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7843" calcext:value-type="float">
            <text:p>2784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[.A245]=468;1;0)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7844" calcext:value-type="float">
            <text:p>2784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[.A246]=468;1;0)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7863" calcext:value-type="float">
            <text:p>2786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[.A247]=468;1;0)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9972" calcext:value-type="float">
            <text:p>299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[.A248]=468;1;0)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9975" calcext:value-type="float">
            <text:p>2997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[.A249]=468;1;0)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9996" calcext:value-type="float">
            <text:p>2999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[.A250]=468;1;0)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024" calcext:value-type="float">
            <text:p>300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[.A251]=468;1;0)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30025" calcext:value-type="float">
            <text:p>300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[.A252]=468;1;0)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30026" calcext:value-type="float">
            <text:p>300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[.A253]=468;1;0)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0027" calcext:value-type="float">
            <text:p>300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[.A254]=468;1;0)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0028" calcext:value-type="float">
            <text:p>3002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[.A255]=468;1;0)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0029" calcext:value-type="float">
            <text:p>300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[.A256]=468;1;0)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0030" calcext:value-type="float">
            <text:p>3003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[.A257]=468;1;0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0031" calcext:value-type="float">
            <text:p>3003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[.A258]=468;1;0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30050" calcext:value-type="float">
            <text:p>3005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[.A259]=468;1;0)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2159" calcext:value-type="float">
            <text:p>321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[.A260]=468;1;0)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2162" calcext:value-type="float">
            <text:p>3216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[.A261]=468;1;0)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2183" calcext:value-type="float">
            <text:p>321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[.A262]=468;1;0)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2211" calcext:value-type="float">
            <text:p>322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[.A263]=468;1;0)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2212" calcext:value-type="float">
            <text:p>3221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[.A264]=468;1;0)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2213" calcext:value-type="float">
            <text:p>3221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F([.A265]=468;1;0)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2214" calcext:value-type="float">
            <text:p>322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[.A266]=468;1;0)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2215" calcext:value-type="float">
            <text:p>322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[.A267]=468;1;0)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2216" calcext:value-type="float">
            <text:p>322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268]=468;1;0)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2217" calcext:value-type="float">
            <text:p>322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[.A269]=468;1;0)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2218" calcext:value-type="float">
            <text:p>322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270]=468;1;0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2237" calcext:value-type="float">
            <text:p>322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[.A271]=468;1;0)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4346" calcext:value-type="float">
            <text:p>343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[.A272]=468;1;0)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4349" calcext:value-type="float">
            <text:p>343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[.A273]=468;1;0)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4370" calcext:value-type="float">
            <text:p>343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[.A274]=468;1;0)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4398" calcext:value-type="float">
            <text:p>343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[.A275]=468;1;0)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4399" calcext:value-type="float">
            <text:p>343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[.A276]=468;1;0)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4400" calcext:value-type="float">
            <text:p>344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[.A277]=468;1;0)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4401" calcext:value-type="float">
            <text:p>344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F([.A278]=468;1;0)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4402" calcext:value-type="float">
            <text:p>3440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[.A279]=468;1;0)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4403" calcext:value-type="float">
            <text:p>344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[.A280]=468;1;0)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4404" calcext:value-type="float">
            <text:p>3440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[.A281]=468;1;0)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4405" calcext:value-type="float">
            <text:p>344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[.A282]=468;1;0)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34424" calcext:value-type="float">
            <text:p>344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[.A283]=468;1;0)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6533" calcext:value-type="float">
            <text:p>365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[.A284]=468;1;0)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36536" calcext:value-type="float">
            <text:p>3653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[.A285]=468;1;0)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6557" calcext:value-type="float">
            <text:p>3655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[.A286]=468;1;0)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585" calcext:value-type="float">
            <text:p>3658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[.A287]=468;1;0)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586" calcext:value-type="float">
            <text:p>3658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[.A288]=468;1;0)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6587" calcext:value-type="float">
            <text:p>3658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[.A289]=468;1;0)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6588" calcext:value-type="float">
            <text:p>3658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[.A290]=468;1;0)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36589" calcext:value-type="float">
            <text:p>3658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[.A291]=468;1;0)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590" calcext:value-type="float">
            <text:p>3659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F([.A292]=468;1;0)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6591" calcext:value-type="float">
            <text:p>3659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[.A293]=468;1;0)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6592" calcext:value-type="float">
            <text:p>3659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294]=468;1;0)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6611" calcext:value-type="float">
            <text:p>366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[.A295]=468;1;0)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8720" calcext:value-type="float">
            <text:p>387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[.A296]=468;1;0)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38723" calcext:value-type="float">
            <text:p>387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[.A297]=468;1;0)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8744" calcext:value-type="float">
            <text:p>387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298]=468;1;0)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8772" calcext:value-type="float">
            <text:p>387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299]=468;1;0)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8773" calcext:value-type="float">
            <text:p>387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300]=468;1;0)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8774" calcext:value-type="float">
            <text:p>3877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[.A301]=468;1;0)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8775" calcext:value-type="float">
            <text:p>387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302]=468;1;0)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8776" calcext:value-type="float">
            <text:p>387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303]=468;1;0)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8777" calcext:value-type="float">
            <text:p>387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[.A304]=468;1;0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8778" calcext:value-type="float">
            <text:p>3877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[.A305]=468;1;0)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8779" calcext:value-type="float">
            <text:p>3877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306]=468;1;0)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798" calcext:value-type="float">
            <text:p>3879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[.A307]=468;1;0)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40906" calcext:value-type="float">
            <text:p>409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[.A308]=468;1;0)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0909" calcext:value-type="float">
            <text:p>4090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309]=468;1;0)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0912" calcext:value-type="float">
            <text:p>409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[.A310]=468;1;0)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40933" calcext:value-type="float">
            <text:p>409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[.A311]=468;1;0)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40936" calcext:value-type="float">
            <text:p>4093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[.A312]=468;1;0)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0939" calcext:value-type="float">
            <text:p>4093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F([.A313]=468;1;0)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40960" calcext:value-type="float">
            <text:p>409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[.A314]=468;1;0)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40963" calcext:value-type="float">
            <text:p>4096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315]=468;1;0)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40966" calcext:value-type="float">
            <text:p>4096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316]=468;1;0)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41149" calcext:value-type="float">
            <text:p>411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[.A317]=468;1;0)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1152" calcext:value-type="float">
            <text:p>4115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[.A318]=468;1;0)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41155" calcext:value-type="float">
            <text:p>4115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[.A319]=468;1;0)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41176" calcext:value-type="float">
            <text:p>4117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[.A320]=468;1;0)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41179" calcext:value-type="float">
            <text:p>411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321]=468;1;0)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41182" calcext:value-type="float">
            <text:p>4118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[.A322]=468;1;0)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1203" calcext:value-type="float">
            <text:p>4120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[.A323]=468;1;0)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41206" calcext:value-type="float">
            <text:p>4120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F([.A324]=468;1;0)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41209" calcext:value-type="float">
            <text:p>412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325]=468;1;0)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1392" calcext:value-type="float">
            <text:p>4139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[.A326]=468;1;0)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41395" calcext:value-type="float">
            <text:p>4139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327]=468;1;0)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41398" calcext:value-type="float">
            <text:p>413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[.A328]=468;1;0)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41419" calcext:value-type="float">
            <text:p>414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329]=468;1;0)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1422" calcext:value-type="float">
            <text:p>414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[.A330]=468;1;0)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41425" calcext:value-type="float">
            <text:p>414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[.A331]=468;1;0)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41446" calcext:value-type="float">
            <text:p>4144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332]=468;1;0)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41449" calcext:value-type="float">
            <text:p>41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333]=468;1;0)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41452" calcext:value-type="float">
            <text:p>4145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[.A334]=468;1;0)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3093" calcext:value-type="float">
            <text:p>4309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[.A335]=468;1;0)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43096" calcext:value-type="float">
            <text:p>4309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[.A336]=468;1;0)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43099" calcext:value-type="float">
            <text:p>430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[.A337]=468;1;0)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43120" calcext:value-type="float">
            <text:p>4312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[.A338]=468;1;0)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3123" calcext:value-type="float">
            <text:p>431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339]=468;1;0)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3126" calcext:value-type="float">
            <text:p>4312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[.A340]=468;1;0)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43147" calcext:value-type="float">
            <text:p>4314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[.A341]=468;1;0)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43150" calcext:value-type="float">
            <text:p>4315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342]=468;1;0)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43153" calcext:value-type="float">
            <text:p>4315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343]=468;1;0)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43336" calcext:value-type="float">
            <text:p>4333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[.A344]=468;1;0)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3339" calcext:value-type="float">
            <text:p>4333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345]=468;1;0)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3342" calcext:value-type="float">
            <text:p>4334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[.A346]=468;1;0)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3363" calcext:value-type="float">
            <text:p>4336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[.A347]=468;1;0)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43366" calcext:value-type="float">
            <text:p>4336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[.A348]=468;1;0)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43369" calcext:value-type="float">
            <text:p>433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[.A349]=468;1;0)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43390" calcext:value-type="float">
            <text:p>4339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[.A350]=468;1;0)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43393" calcext:value-type="float">
            <text:p>4339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[.A351]=468;1;0)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43396" calcext:value-type="float">
            <text:p>4339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352]=468;1;0)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43579" calcext:value-type="float">
            <text:p>435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[.A353]=468;1;0)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43582" calcext:value-type="float">
            <text:p>4358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354]=468;1;0)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43585" calcext:value-type="float">
            <text:p>4358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[.A355]=468;1;0)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43606" calcext:value-type="float">
            <text:p>4360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[.A356]=468;1;0)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43609" calcext:value-type="float">
            <text:p>4360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[.A357]=468;1;0)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43612" calcext:value-type="float">
            <text:p>436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[.A358]=468;1;0)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43633" calcext:value-type="float">
            <text:p>4363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[.A359]=468;1;0)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43636" calcext:value-type="float">
            <text:p>4363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360]=468;1;0)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3639" calcext:value-type="float">
            <text:p>4363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361]=468;1;0)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45280" calcext:value-type="float">
            <text:p>4528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[.A362]=468;1;0)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5283" calcext:value-type="float">
            <text:p>4528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[.A363]=468;1;0)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45286" calcext:value-type="float">
            <text:p>4528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[.A364]=468;1;0)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5307" calcext:value-type="float">
            <text:p>453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[.A365]=468;1;0)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45310" calcext:value-type="float">
            <text:p>453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F([.A366]=468;1;0)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45313" calcext:value-type="float">
            <text:p>453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[.A367]=468;1;0)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45334" calcext:value-type="float">
            <text:p>4533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[.A368]=468;1;0)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45337" calcext:value-type="float">
            <text:p>4533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[.A369]=468;1;0)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45340" calcext:value-type="float">
            <text:p>4534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370]=468;1;0)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5523" calcext:value-type="float">
            <text:p>4552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[.A371]=468;1;0)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45526" calcext:value-type="float">
            <text:p>455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[.A372]=468;1;0)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5529" calcext:value-type="float">
            <text:p>4552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[.A373]=468;1;0)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45550" calcext:value-type="float">
            <text:p>4555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374]=468;1;0)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5553" calcext:value-type="float">
            <text:p>4555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[.A375]=468;1;0)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5556" calcext:value-type="float">
            <text:p>4555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[.A376]=468;1;0)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45577" calcext:value-type="float">
            <text:p>4557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[.A377]=468;1;0)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45580" calcext:value-type="float">
            <text:p>4558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[.A378]=468;1;0)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45583" calcext:value-type="float">
            <text:p>455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379]=468;1;0)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45766" calcext:value-type="float">
            <text:p>4576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[.A380]=468;1;0)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5769" calcext:value-type="float">
            <text:p>4576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[.A381]=468;1;0)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5772" calcext:value-type="float">
            <text:p>4577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382]=468;1;0)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45793" calcext:value-type="float">
            <text:p>4579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[.A383]=468;1;0)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45796" calcext:value-type="float">
            <text:p>4579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IF([.A384]=468;1;0)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45799" calcext:value-type="float">
            <text:p>4579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385]=468;1;0)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45820" calcext:value-type="float">
            <text:p>458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[.A386]=468;1;0)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5823" calcext:value-type="float">
            <text:p>458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[.A387]=468;1;0)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45826" calcext:value-type="float">
            <text:p>458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388]=468;1;0)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7466" calcext:value-type="float">
            <text:p>4746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389]=468;1;0)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47467" calcext:value-type="float">
            <text:p>4746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390]=468;1;0)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7468" calcext:value-type="float">
            <text:p>4746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391]=468;1;0)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47469" calcext:value-type="float">
            <text:p>4746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392]=468;1;0)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7470" calcext:value-type="float">
            <text:p>4747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[.A393]=468;1;0)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47471" calcext:value-type="float">
            <text:p>4747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[.A394]=468;1;0)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47472" calcext:value-type="float">
            <text:p>4747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395]=468;1;0)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47473" calcext:value-type="float">
            <text:p>4747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396]=468;1;0)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7492" calcext:value-type="float">
            <text:p>4749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[.A397]=468;1;0)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47493" calcext:value-type="float">
            <text:p>4749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[.A398]=468;1;0)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47494" calcext:value-type="float">
            <text:p>4749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[.A399]=468;1;0)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7495" calcext:value-type="float">
            <text:p>4749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[.A400]=468;1;0)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7496" calcext:value-type="float">
            <text:p>4749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401]=468;1;0)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497" calcext:value-type="float">
            <text:p>474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402]=468;1;0)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47498" calcext:value-type="float">
            <text:p>4749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403]=468;1;0)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47499" calcext:value-type="float">
            <text:p>4749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404]=468;1;0)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405]=468;1;0)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7519" calcext:value-type="float">
            <text:p>475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[.A406]=468;1;0)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47520" calcext:value-type="float">
            <text:p>4752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[.A407]=468;1;0)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47521" calcext:value-type="float">
            <text:p>475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[.A408]=468;1;0)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7522" calcext:value-type="float">
            <text:p>475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[.A409]=468;1;0)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7523" calcext:value-type="float">
            <text:p>475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410]=468;1;0)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47524" calcext:value-type="float">
            <text:p>475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411]=468;1;0)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7525" calcext:value-type="float">
            <text:p>475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412]=468;1;0)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7526" calcext:value-type="float">
            <text:p>4752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[.A413]=468;1;0)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47527" calcext:value-type="float">
            <text:p>475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[.A414]=468;1;0)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7546" calcext:value-type="float">
            <text:p>4754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[.A415]=468;1;0)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49653" calcext:value-type="float">
            <text:p>496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F([.A416]=468;1;0)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49654" calcext:value-type="float">
            <text:p>496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[.A417]=468;1;0)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49655" calcext:value-type="float">
            <text:p>496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418]=468;1;0)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49656" calcext:value-type="float">
            <text:p>4965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[.A419]=468;1;0)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9657" calcext:value-type="float">
            <text:p>4965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[.A420]=468;1;0)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9658" calcext:value-type="float">
            <text:p>4965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[.A421]=468;1;0)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9659" calcext:value-type="float">
            <text:p>4965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F([.A422]=468;1;0)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49660" calcext:value-type="float">
            <text:p>4966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[.A423]=468;1;0)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9679" calcext:value-type="float">
            <text:p>4967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424]=468;1;0)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49680" calcext:value-type="float">
            <text:p>4968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[.A425]=468;1;0)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9681" calcext:value-type="float">
            <text:p>4968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F([.A426]=468;1;0)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49682" calcext:value-type="float">
            <text:p>496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[.A427]=468;1;0)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49683" calcext:value-type="float">
            <text:p>4968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[.A428]=468;1;0)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9684" calcext:value-type="float">
            <text:p>4968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[.A429]=468;1;0)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9685" calcext:value-type="float">
            <text:p>4968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[.A430]=468;1;0)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49686" calcext:value-type="float">
            <text:p>4968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[.A431]=468;1;0)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9687" calcext:value-type="float">
            <text:p>4968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[.A432]=468;1;0)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9706" calcext:value-type="float">
            <text:p>4970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[.A433]=468;1;0)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49707" calcext:value-type="float">
            <text:p>497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[.A434]=468;1;0)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49708" calcext:value-type="float">
            <text:p>4970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IF([.A435]=468;1;0)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9709" calcext:value-type="float">
            <text:p>4970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[.A436]=468;1;0)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49710" calcext:value-type="float">
            <text:p>497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[.A437]=468;1;0)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9711" calcext:value-type="float">
            <text:p>497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[.A438]=468;1;0)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49712" calcext:value-type="float">
            <text:p>4971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[.A439]=468;1;0)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9713" calcext:value-type="float">
            <text:p>497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[.A440]=468;1;0)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49714" calcext:value-type="float">
            <text:p>497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441]=468;1;0)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49733" calcext:value-type="float">
            <text:p>497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[.A442]=468;1;0)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51840" calcext:value-type="float">
            <text:p>5184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[.A443]=468;1;0)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51841" calcext:value-type="float">
            <text:p>5184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444]=468;1;0)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51842" calcext:value-type="float">
            <text:p>5184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[.A445]=468;1;0)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51843" calcext:value-type="float">
            <text:p>518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446]=468;1;0)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51844" calcext:value-type="float">
            <text:p>5184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[.A447]=468;1;0)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1845" calcext:value-type="float">
            <text:p>518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448]=468;1;0)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51846" calcext:value-type="float">
            <text:p>518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[.A449]=468;1;0)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51847" calcext:value-type="float">
            <text:p>518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[.A450]=468;1;0)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51866" calcext:value-type="float">
            <text:p>5186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[.A451]=468;1;0)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51867" calcext:value-type="float">
            <text:p>5186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[.A452]=468;1;0)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51868" calcext:value-type="float">
            <text:p>5186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F([.A453]=468;1;0)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1869" calcext:value-type="float">
            <text:p>5186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[.A454]=468;1;0)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51870" calcext:value-type="float">
            <text:p>5187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[.A455]=468;1;0)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51871" calcext:value-type="float">
            <text:p>518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[.A456]=468;1;0)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1872" calcext:value-type="float">
            <text:p>5187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[.A457]=468;1;0)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51873" calcext:value-type="float">
            <text:p>5187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[.A458]=468;1;0)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1874" calcext:value-type="float">
            <text:p>518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459]=468;1;0)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51893" calcext:value-type="float">
            <text:p>5189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460]=468;1;0)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51894" calcext:value-type="float">
            <text:p>5189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461]=468;1;0)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51895" calcext:value-type="float">
            <text:p>5189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[.A462]=468;1;0)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51896" calcext:value-type="float">
            <text:p>5189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463]=468;1;0)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51897" calcext:value-type="float">
            <text:p>5189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[.A464]=468;1;0)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51898" calcext:value-type="float">
            <text:p>5189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[.A465]=468;1;0)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899" calcext:value-type="float">
            <text:p>5189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466]=468;1;0)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51900" calcext:value-type="float">
            <text:p>519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[.A467]=468;1;0)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[.A468]=468;1;0)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51920" calcext:value-type="float">
            <text:p>51920</text:p>
          </table:table-cell>
        </table:table-row>
      </table:table>
      <table:named-expressions/>
      <table:database-ranges>
        <table:database-range table:name="__Anonymous_Sheet_DB__0" table:target-range-address="Sheet1.A1:Sheet1.D46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7T20:36:13.525478655</dc:date>
    <meta:document-statistic meta:table-count="1" meta:cell-count="1872" meta:object-count="0"/>
    <meta:generator>LibreOffice/4.2.7.2$Linux_X86_64 LibreOffice_project/420m0$Build-2</meta:generator>
  </office:meta>
</office:document-meta>
</file>